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2383" officeooo:paragraph-rsid="00122383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officeooo:rsid="00122383" officeooo:paragraph-rsid="00122383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22383" officeooo:paragraph-rsid="00122383" style:font-size-asian="22pt" style:font-size-complex="2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2pt" officeooo:rsid="00122383" officeooo:paragraph-rsid="00122383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y Stakeholder</text:p>
      <text:p text:style-name="P2">Digital Discount Card</text:p>
      <text:p text:style-name="P3"/>
      <text:list xml:id="list29839995" text:style-name="L1">
        <text:list-item>
          <text:p text:style-name="P4">Project team</text:p>
        </text:list-item>
        <text:list-item>
          <text:p text:style-name="P4">Markets , Shops , Brands </text:p>
        </text:list-item>
        <text:list-item>
          <text:p text:style-name="P4">Company CEO </text:p>
        </text:list-item>
        <text:list-item>
          <text:p text:style-name="P4">Advertisers , Promoter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46:13.091518537</meta:creation-date>
    <dc:date>2022-01-11T17:57:04.573108175</dc:date>
    <meta:editing-duration>PT21S</meta:editing-duration>
    <meta:editing-cycles>1</meta:editing-cycles>
    <meta:document-statistic meta:table-count="0" meta:image-count="0" meta:object-count="0" meta:page-count="1" meta:paragraph-count="6" meta:word-count="21" meta:character-count="118" meta:non-whitespace-character-count="104"/>
    <meta:generator>LibreOffice/6.4.7.2$Linux_X86_64 LibreOffice_project/40$Build-2</meta:generator>
  </office:meta>
</office:document-meta>
</file>